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5694661" calcext:value-type="float">
            <text:p>0.95694661</text:p>
          </table:table-cell>
          <table:table-cell office:value-type="float" office:value="0.00213976" calcext:value-type="float">
            <text:p>0.00213976</text:p>
          </table:table-cell>
          <table:table-cell office:value-type="float" office:value="0.01055339" calcext:value-type="float">
            <text:p>0.01055339</text:p>
          </table:table-cell>
          <table:table-cell office:value-type="float" office:value="0.03036024" calcext:value-type="float">
            <text:p>0.03036024</text:p>
          </table:table-cell>
          <table:table-cell office:value-type="float" office:value="0.01248479" calcext:value-type="float">
            <text:p>0.01248479</text:p>
          </table:table-cell>
          <table:table-cell office:value-type="float" office:value="0.9296358" calcext:value-type="float">
            <text:p>0.9296358</text:p>
          </table:table-cell>
          <table:table-cell office:value-type="float" office:value="0.00000000007288" calcext:value-type="float">
            <text:p>7.29E-11</text:p>
          </table:table-cell>
          <table:table-cell office:value-type="float" office:value="0.05787941" calcext:value-type="float">
            <text:p>0.05787941</text:p>
          </table:table-cell>
          <table:table-cell office:value-type="float" office:value="0.01356536" calcext:value-type="float">
            <text:p>0.01356536</text:p>
          </table:table-cell>
          <table:table-cell table:style-name="Default" office:value-type="float" office:value="0.00002114" calcext:value-type="float">
            <text:p>2.114E-05</text:p>
          </table:table-cell>
          <table:table-cell office:value-type="float" office:value="0.89156856" calcext:value-type="float">
            <text:p>0.89156856</text:p>
          </table:table-cell>
          <table:table-cell office:value-type="float" office:value="0.09484493" calcext:value-type="float">
            <text:p>0.094844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5416926" calcext:value-type="float">
            <text:p>0.95416926</text:p>
          </table:table-cell>
          <table:table-cell office:value-type="float" office:value="0.00221139" calcext:value-type="float">
            <text:p>0.00221139</text:p>
          </table:table-cell>
          <table:table-cell office:value-type="float" office:value="0.01148674" calcext:value-type="float">
            <text:p>0.01148674</text:p>
          </table:table-cell>
          <table:table-cell office:value-type="float" office:value="0.0321326" calcext:value-type="float">
            <text:p>0.0321326</text:p>
          </table:table-cell>
          <table:table-cell office:value-type="float" office:value="0.01203381" calcext:value-type="float">
            <text:p>0.01203381</text:p>
          </table:table-cell>
          <table:table-cell office:value-type="float" office:value="0.92874882" calcext:value-type="float">
            <text:p>0.92874882</text:p>
          </table:table-cell>
          <table:table-cell office:value-type="float" office:value="0.00000000007668" calcext:value-type="float">
            <text:p>7.67E-11</text:p>
          </table:table-cell>
          <table:table-cell office:value-type="float" office:value="0.05921736" calcext:value-type="float">
            <text:p>0.05921736</text:p>
          </table:table-cell>
          <table:table-cell office:value-type="float" office:value="0.01247383" calcext:value-type="float">
            <text:p>0.01247383</text:p>
          </table:table-cell>
          <table:table-cell table:style-name="Default" office:value-type="float" office:value="0.00002015" calcext:value-type="float">
            <text:p>2.015E-05</text:p>
          </table:table-cell>
          <table:table-cell office:value-type="float" office:value="0.89493277" calcext:value-type="float">
            <text:p>0.89493277</text:p>
          </table:table-cell>
          <table:table-cell office:value-type="float" office:value="0.09257325" calcext:value-type="float">
            <text:p>0.092573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5115299" calcext:value-type="float">
            <text:p>0.95115299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0.01247692" calcext:value-type="float">
            <text:p>0.01247692</text:p>
          </table:table-cell>
          <table:table-cell office:value-type="float" office:value="0.03408608" calcext:value-type="float">
            <text:p>0.03408608</text:p>
          </table:table-cell>
          <table:table-cell office:value-type="float" office:value="0.01160069" calcext:value-type="float">
            <text:p>0.01160069</text:p>
          </table:table-cell>
          <table:table-cell office:value-type="float" office:value="0.92765077" calcext:value-type="float">
            <text:p>0.92765077</text:p>
          </table:table-cell>
          <table:table-cell office:value-type="float" office:value="0.00000000008055" calcext:value-type="float">
            <text:p>8.06E-11</text:p>
          </table:table-cell>
          <table:table-cell office:value-type="float" office:value="0.06074854" calcext:value-type="float">
            <text:p>0.06074854</text:p>
          </table:table-cell>
          <table:table-cell office:value-type="float" office:value="0.01148425" calcext:value-type="float">
            <text:p>0.01148425</text:p>
          </table:table-cell>
          <table:table-cell table:style-name="Default" office:value-type="float" office:value="0.00001922" calcext:value-type="float">
            <text:p>1.922E-05</text:p>
          </table:table-cell>
          <table:table-cell office:value-type="float" office:value="0.89779912" calcext:value-type="float">
            <text:p>0.89779912</text:p>
          </table:table-cell>
          <table:table-cell office:value-type="float" office:value="0.0906974" calcext:value-type="float">
            <text:p>0.09069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787822" calcext:value-type="float">
            <text:p>0.94787822</text:p>
          </table:table-cell>
          <table:table-cell office:value-type="float" office:value="0.00235747" calcext:value-type="float">
            <text:p>0.00235747</text:p>
          </table:table-cell>
          <table:table-cell office:value-type="float" office:value="0.01352426" calcext:value-type="float">
            <text:p>0.01352426</text:p>
          </table:table-cell>
          <table:table-cell office:value-type="float" office:value="0.03624004" calcext:value-type="float">
            <text:p>0.03624004</text:p>
          </table:table-cell>
          <table:table-cell office:value-type="float" office:value="0.01118452" calcext:value-type="float">
            <text:p>0.01118452</text:p>
          </table:table-cell>
          <table:table-cell office:value-type="float" office:value="0.92633005" calcext:value-type="float">
            <text:p>0.92633005</text:p>
          </table:table-cell>
          <table:table-cell office:value-type="float" office:value="0.00000000008446" calcext:value-type="float">
            <text:p>8.45E-11</text:p>
          </table:table-cell>
          <table:table-cell office:value-type="float" office:value="0.06248543" calcext:value-type="float">
            <text:p>0.06248543</text:p>
          </table:table-cell>
          <table:table-cell office:value-type="float" office:value="0.01058661" calcext:value-type="float">
            <text:p>0.01058661</text:p>
          </table:table-cell>
          <table:table-cell table:style-name="Default" office:value-type="float" office:value="0.00001835" calcext:value-type="float">
            <text:p>1.835E-05</text:p>
          </table:table-cell>
          <table:table-cell office:value-type="float" office:value="0.90019638" calcext:value-type="float">
            <text:p>0.90019638</text:p>
          </table:table-cell>
          <table:table-cell office:value-type="float" office:value="0.08919866" calcext:value-type="float">
            <text:p>0.089198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4432348" calcext:value-type="float">
            <text:p>0.94432348</text:p>
          </table:table-cell>
          <table:table-cell office:value-type="float" office:value="0.00243167" calcext:value-type="float">
            <text:p>0.00243167</text:p>
          </table:table-cell>
          <table:table-cell office:value-type="float" office:value="0.01462865" calcext:value-type="float">
            <text:p>0.01462865</text:p>
          </table:table-cell>
          <table:table-cell office:value-type="float" office:value="0.0386162" calcext:value-type="float">
            <text:p>0.0386162</text:p>
          </table:table-cell>
          <table:table-cell office:value-type="float" office:value="0.01078442" calcext:value-type="float">
            <text:p>0.01078442</text:p>
          </table:table-cell>
          <table:table-cell office:value-type="float" office:value="0.92477329" calcext:value-type="float">
            <text:p>0.92477329</text:p>
          </table:table-cell>
          <table:table-cell office:value-type="float" office:value="0.00000000008843" calcext:value-type="float">
            <text:p>8.84E-11</text:p>
          </table:table-cell>
          <table:table-cell office:value-type="float" office:value="0.06444229" calcext:value-type="float">
            <text:p>0.06444229</text:p>
          </table:table-cell>
          <table:table-cell office:value-type="float" office:value="0.00977181" calcext:value-type="float">
            <text:p>0.00977181</text:p>
          </table:table-cell>
          <table:table-cell table:style-name="Default" office:value-type="float" office:value="0.00001754" calcext:value-type="float">
            <text:p>1.754E-05</text:p>
          </table:table-cell>
          <table:table-cell office:value-type="float" office:value="0.90214849" calcext:value-type="float">
            <text:p>0.90214849</text:p>
          </table:table-cell>
          <table:table-cell office:value-type="float" office:value="0.08806215" calcext:value-type="float">
            <text:p>0.088062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046518" calcext:value-type="float">
            <text:p>0.94046518</text:p>
          </table:table-cell>
          <table:table-cell office:value-type="float" office:value="0.00250645" calcext:value-type="float">
            <text:p>0.00250645</text:p>
          </table:table-cell>
          <table:table-cell office:value-type="float" office:value="0.01578945" calcext:value-type="float">
            <text:p>0.01578945</text:p>
          </table:table-cell>
          <table:table-cell office:value-type="float" office:value="0.04123892" calcext:value-type="float">
            <text:p>0.04123892</text:p>
          </table:table-cell>
          <table:table-cell office:value-type="float" office:value="0.01039955" calcext:value-type="float">
            <text:p>0.01039955</text:p>
          </table:table-cell>
          <table:table-cell office:value-type="float" office:value="0.9229651" calcext:value-type="float">
            <text:p>0.9229651</text:p>
          </table:table-cell>
          <table:table-cell office:value-type="float" office:value="0.00000000009241" calcext:value-type="float">
            <text:p>9.24E-11</text:p>
          </table:table-cell>
          <table:table-cell office:value-type="float" office:value="0.06663535" calcext:value-type="float">
            <text:p>0.06663535</text:p>
          </table:table-cell>
          <table:table-cell office:value-type="float" office:value="0.00903168" calcext:value-type="float">
            <text:p>0.00903168</text:p>
          </table:table-cell>
          <table:table-cell table:style-name="Default" office:value-type="float" office:value="0.00001678" calcext:value-type="float">
            <text:p>1.678E-05</text:p>
          </table:table-cell>
          <table:table-cell office:value-type="float" office:value="0.90367481" calcext:value-type="float">
            <text:p>0.90367481</text:p>
          </table:table-cell>
          <table:table-cell office:value-type="float" office:value="0.08727674" calcext:value-type="float">
            <text:p>0.087276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362774" calcext:value-type="float">
            <text:p>0.9362774</text:p>
          </table:table-cell>
          <table:table-cell office:value-type="float" office:value="0.00258164" calcext:value-type="float">
            <text:p>0.00258164</text:p>
          </table:table-cell>
          <table:table-cell office:value-type="float" office:value="0.01700545" calcext:value-type="float">
            <text:p>0.01700545</text:p>
          </table:table-cell>
          <table:table-cell office:value-type="float" office:value="0.04413552" calcext:value-type="float">
            <text:p>0.04413552</text:p>
          </table:table-cell>
          <table:table-cell office:value-type="float" office:value="0.0100291" calcext:value-type="float">
            <text:p>0.0100291</text:p>
          </table:table-cell>
          <table:table-cell office:value-type="float" office:value="0.92088794" calcext:value-type="float">
            <text:p>0.92088794</text:p>
          </table:table-cell>
          <table:table-cell office:value-type="float" office:value="0.00000000009641" calcext:value-type="float">
            <text:p>9.64E-11</text:p>
          </table:table-cell>
          <table:table-cell office:value-type="float" office:value="0.06908296" calcext:value-type="float">
            <text:p>0.06908296</text:p>
          </table:table-cell>
          <table:table-cell office:value-type="float" office:value="0.00835882" calcext:value-type="float">
            <text:p>0.00835882</text:p>
          </table:table-cell>
          <table:table-cell table:style-name="Default" office:value-type="float" office:value="0.00001607" calcext:value-type="float">
            <text:p>1.607E-05</text:p>
          </table:table-cell>
          <table:table-cell office:value-type="float" office:value="0.90479025" calcext:value-type="float">
            <text:p>0.90479025</text:p>
          </table:table-cell>
          <table:table-cell office:value-type="float" office:value="0.08683486" calcext:value-type="float">
            <text:p>0.086834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3173162" calcext:value-type="float">
            <text:p>0.93173162</text:p>
          </table:table-cell>
          <table:table-cell office:value-type="float" office:value="0.00265704" calcext:value-type="float">
            <text:p>0.00265704</text:p>
          </table:table-cell>
          <table:table-cell office:value-type="float" office:value="0.01827477" calcext:value-type="float">
            <text:p>0.01827477</text:p>
          </table:table-cell>
          <table:table-cell office:value-type="float" office:value="0.04733657" calcext:value-type="float">
            <text:p>0.04733657</text:p>
          </table:table-cell>
          <table:table-cell office:value-type="float" office:value="0.00967227" calcext:value-type="float">
            <text:p>0.00967227</text:p>
          </table:table-cell>
          <table:table-cell office:value-type="float" office:value="0.91852193" calcext:value-type="float">
            <text:p>0.91852193</text:p>
          </table:table-cell>
          <table:table-cell office:value-type="float" office:value="0.0000000001004" calcext:value-type="float">
            <text:p>1.00E-10</text:p>
          </table:table-cell>
          <table:table-cell office:value-type="float" office:value="0.0718058" calcext:value-type="float">
            <text:p>0.0718058</text:p>
          </table:table-cell>
          <table:table-cell office:value-type="float" office:value="0.00774659" calcext:value-type="float">
            <text:p>0.00774659</text:p>
          </table:table-cell>
          <table:table-cell table:style-name="Default" office:value-type="float" office:value="0.0000154" calcext:value-type="float">
            <text:p>1.54E-05</text:p>
          </table:table-cell>
          <table:table-cell office:value-type="float" office:value="0.90550549" calcext:value-type="float">
            <text:p>0.90550549</text:p>
          </table:table-cell>
          <table:table-cell office:value-type="float" office:value="0.08673252" calcext:value-type="float">
            <text:p>0.086732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267964" calcext:value-type="float">
            <text:p>0.9267964</text:p>
          </table:table-cell>
          <table:table-cell office:value-type="float" office:value="0.00273243" calcext:value-type="float">
            <text:p>0.00273243</text:p>
          </table:table-cell>
          <table:table-cell office:value-type="float" office:value="0.01959483" calcext:value-type="float">
            <text:p>0.01959483</text:p>
          </table:table-cell>
          <table:table-cell office:value-type="float" office:value="0.05087634" calcext:value-type="float">
            <text:p>0.05087634</text:p>
          </table:table-cell>
          <table:table-cell office:value-type="float" office:value="0.00932829" calcext:value-type="float">
            <text:p>0.00932829</text:p>
          </table:table-cell>
          <table:table-cell office:value-type="float" office:value="0.91584465" calcext:value-type="float">
            <text:p>0.91584465</text:p>
          </table:table-cell>
          <table:table-cell office:value-type="float" office:value="0.0000000001044" calcext:value-type="float">
            <text:p>1.04E-10</text:p>
          </table:table-cell>
          <table:table-cell office:value-type="float" office:value="0.07482706" calcext:value-type="float">
            <text:p>0.07482706</text:p>
          </table:table-cell>
          <table:table-cell office:value-type="float" office:value="0.00718901" calcext:value-type="float">
            <text:p>0.00718901</text:p>
          </table:table-cell>
          <table:table-cell table:style-name="Default" office:value-type="float" office:value="0.00001477" calcext:value-type="float">
            <text:p>1.477E-05</text:p>
          </table:table-cell>
          <table:table-cell office:value-type="float" office:value="0.90582698" calcext:value-type="float">
            <text:p>0.90582698</text:p>
          </table:table-cell>
          <table:table-cell office:value-type="float" office:value="0.08696924" calcext:value-type="float">
            <text:p>0.086969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14371" calcext:value-type="float">
            <text:p>0.9214371</text:p>
          </table:table-cell>
          <table:table-cell office:value-type="float" office:value="0.00280758" calcext:value-type="float">
            <text:p>0.00280758</text:p>
          </table:table-cell>
          <table:table-cell office:value-type="float" office:value="0.02096221" calcext:value-type="float">
            <text:p>0.02096221</text:p>
          </table:table-cell>
          <table:table-cell office:value-type="float" office:value="0.0547931" calcext:value-type="float">
            <text:p>0.0547931</text:p>
          </table:table-cell>
          <table:table-cell office:value-type="float" office:value="0.00899642" calcext:value-type="float">
            <text:p>0.00899642</text:p>
          </table:table-cell>
          <table:table-cell office:value-type="float" office:value="0.91283088" calcext:value-type="float">
            <text:p>0.91283088</text:p>
          </table:table-cell>
          <table:table-cell office:value-type="float" office:value="0.0000000001083" calcext:value-type="float">
            <text:p>1.08E-10</text:p>
          </table:table-cell>
          <table:table-cell office:value-type="float" office:value="0.07817271" calcext:value-type="float">
            <text:p>0.07817271</text:p>
          </table:table-cell>
          <table:table-cell office:value-type="float" office:value="0.00668068" calcext:value-type="float">
            <text:p>0.00668068</text:p>
          </table:table-cell>
          <table:table-cell table:style-name="Default" office:value-type="float" office:value="0.00001419" calcext:value-type="float">
            <text:p>1.419E-05</text:p>
          </table:table-cell>
          <table:table-cell office:value-type="float" office:value="0.90575707" calcext:value-type="float">
            <text:p>0.90575707</text:p>
          </table:table-cell>
          <table:table-cell office:value-type="float" office:value="0.08754806" calcext:value-type="float">
            <text:p>0.087548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1561552" calcext:value-type="float">
            <text:p>0.91561552</text:p>
          </table:table-cell>
          <table:table-cell office:value-type="float" office:value="0.00288219" calcext:value-type="float">
            <text:p>0.00288219</text:p>
          </table:table-cell>
          <table:table-cell office:value-type="float" office:value="0.02237265" calcext:value-type="float">
            <text:p>0.02237265</text:p>
          </table:table-cell>
          <table:table-cell office:value-type="float" office:value="0.05912965" calcext:value-type="float">
            <text:p>0.05912965</text:p>
          </table:table-cell>
          <table:table-cell office:value-type="float" office:value="0.00867593" calcext:value-type="float">
            <text:p>0.00867593</text:p>
          </table:table-cell>
          <table:table-cell office:value-type="float" office:value="0.90945237" calcext:value-type="float">
            <text:p>0.90945237</text:p>
          </table:table-cell>
          <table:table-cell office:value-type="float" office:value="0.0000000001122" calcext:value-type="float">
            <text:p>1.12E-10</text:p>
          </table:table-cell>
          <table:table-cell office:value-type="float" office:value="0.08187169" calcext:value-type="float">
            <text:p>0.08187169</text:p>
          </table:table-cell>
          <table:table-cell office:value-type="float" office:value="0.00621679" calcext:value-type="float">
            <text:p>0.00621679</text:p>
          </table:table-cell>
          <table:table-cell table:style-name="Default" office:value-type="float" office:value="0.00001364" calcext:value-type="float">
            <text:p>1.364E-05</text:p>
          </table:table-cell>
          <table:table-cell office:value-type="float" office:value="0.90529395" calcext:value-type="float">
            <text:p>0.90529395</text:p>
          </table:table-cell>
          <table:table-cell office:value-type="float" office:value="0.08847562" calcext:value-type="float">
            <text:p>0.088475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0928954" calcext:value-type="float">
            <text:p>0.90928954</text:p>
          </table:table-cell>
          <table:table-cell office:value-type="float" office:value="0.00295595" calcext:value-type="float">
            <text:p>0.00295595</text:p>
          </table:table-cell>
          <table:table-cell office:value-type="float" office:value="0.02382087" calcext:value-type="float">
            <text:p>0.02382087</text:p>
          </table:table-cell>
          <table:table-cell office:value-type="float" office:value="0.06393365" calcext:value-type="float">
            <text:p>0.06393365</text:p>
          </table:table-cell>
          <table:table-cell office:value-type="float" office:value="0.00836613" calcext:value-type="float">
            <text:p>0.00836613</text:p>
          </table:table-cell>
          <table:table-cell office:value-type="float" office:value="0.90567761" calcext:value-type="float">
            <text:p>0.90567761</text:p>
          </table:table-cell>
          <table:table-cell office:value-type="float" office:value="0.000000000116" calcext:value-type="float">
            <text:p>1.16E-10</text:p>
          </table:table-cell>
          <table:table-cell office:value-type="float" office:value="0.08595625" calcext:value-type="float">
            <text:p>0.08595625</text:p>
          </table:table-cell>
          <table:table-cell office:value-type="float" office:value="0.00579297" calcext:value-type="float">
            <text:p>0.00579297</text:p>
          </table:table-cell>
          <table:table-cell table:style-name="Default" office:value-type="float" office:value="0.00001313" calcext:value-type="float">
            <text:p>1.313E-05</text:p>
          </table:table-cell>
          <table:table-cell office:value-type="float" office:value="0.90443165" calcext:value-type="float">
            <text:p>0.90443165</text:p>
          </table:table-cell>
          <table:table-cell office:value-type="float" office:value="0.08976225" calcext:value-type="float">
            <text:p>0.089762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0241279" calcext:value-type="float">
            <text:p>0.90241279</text:p>
          </table:table-cell>
          <table:table-cell office:value-type="float" office:value="0.0030285" calcext:value-type="float">
            <text:p>0.0030285</text:p>
          </table:table-cell>
          <table:table-cell office:value-type="float" office:value="0.02530056" calcext:value-type="float">
            <text:p>0.02530056</text:p>
          </table:table-cell>
          <table:table-cell office:value-type="float" office:value="0.06925816" calcext:value-type="float">
            <text:p>0.06925816</text:p>
          </table:table-cell>
          <table:table-cell office:value-type="float" office:value="0.00806633" calcext:value-type="float">
            <text:p>0.00806633</text:p>
          </table:table-cell>
          <table:table-cell office:value-type="float" office:value="0.90147151" calcext:value-type="float">
            <text:p>0.90147151</text:p>
          </table:table-cell>
          <table:table-cell office:value-type="float" office:value="0.0000000001197" calcext:value-type="float">
            <text:p>1.20E-10</text:p>
          </table:table-cell>
          <table:table-cell office:value-type="float" office:value="0.09046216" calcext:value-type="float">
            <text:p>0.09046216</text:p>
          </table:table-cell>
          <table:table-cell office:value-type="float" office:value="0.00540531" calcext:value-type="float">
            <text:p>0.00540531</text:p>
          </table:table-cell>
          <table:table-cell table:style-name="Default" office:value-type="float" office:value="0.00001265" calcext:value-type="float">
            <text:p>1.265E-05</text:p>
          </table:table-cell>
          <table:table-cell office:value-type="float" office:value="0.90315988" calcext:value-type="float">
            <text:p>0.90315988</text:p>
          </table:table-cell>
          <table:table-cell office:value-type="float" office:value="0.09142216" calcext:value-type="float">
            <text:p>0.091422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9493428" calcext:value-type="float">
            <text:p>0.89493428</text:p>
          </table:table-cell>
          <table:table-cell office:value-type="float" office:value="0.00309943" calcext:value-type="float">
            <text:p>0.00309943</text:p>
          </table:table-cell>
          <table:table-cell office:value-type="float" office:value="0.02680427" calcext:value-type="float">
            <text:p>0.02680427</text:p>
          </table:table-cell>
          <table:table-cell office:value-type="float" office:value="0.07516202" calcext:value-type="float">
            <text:p>0.07516202</text:p>
          </table:table-cell>
          <table:table-cell office:value-type="float" office:value="0.00777585" calcext:value-type="float">
            <text:p>0.00777585</text:p>
          </table:table-cell>
          <table:table-cell office:value-type="float" office:value="0.89679516" calcext:value-type="float">
            <text:p>0.89679516</text:p>
          </table:table-cell>
          <table:table-cell office:value-type="float" office:value="0.0000000001233" calcext:value-type="float">
            <text:p>1.23E-10</text:p>
          </table:table-cell>
          <table:table-cell office:value-type="float" office:value="0.09542899" calcext:value-type="float">
            <text:p>0.09542899</text:p>
          </table:table-cell>
          <table:table-cell office:value-type="float" office:value="0.00505029" calcext:value-type="float">
            <text:p>0.00505029</text:p>
          </table:table-cell>
          <table:table-cell table:style-name="Default" office:value-type="float" office:value="0.00001219" calcext:value-type="float">
            <text:p>1.219E-05</text:p>
          </table:table-cell>
          <table:table-cell office:value-type="float" office:value="0.90146394" calcext:value-type="float">
            <text:p>0.90146394</text:p>
          </table:table-cell>
          <table:table-cell office:value-type="float" office:value="0.09347358" calcext:value-type="float">
            <text:p>0.093473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8679808" calcext:value-type="float">
            <text:p>0.88679808</text:p>
          </table:table-cell>
          <table:table-cell office:value-type="float" office:value="0.00316831" calcext:value-type="float">
            <text:p>0.00316831</text:p>
          </table:table-cell>
          <table:table-cell office:value-type="float" office:value="0.0283233" calcext:value-type="float">
            <text:p>0.0283233</text:p>
          </table:table-cell>
          <table:table-cell office:value-type="float" office:value="0.08171031" calcext:value-type="float">
            <text:p>0.08171031</text:p>
          </table:table-cell>
          <table:table-cell office:value-type="float" office:value="0.00749403" calcext:value-type="float">
            <text:p>0.00749403</text:p>
          </table:table-cell>
          <table:table-cell office:value-type="float" office:value="0.89160554" calcext:value-type="float">
            <text:p>0.89160554</text:p>
          </table:table-cell>
          <table:table-cell office:value-type="float" office:value="0.0000000001267" calcext:value-type="float">
            <text:p>1.27E-10</text:p>
          </table:table-cell>
          <table:table-cell office:value-type="float" office:value="0.10090043" calcext:value-type="float">
            <text:p>0.10090043</text:p>
          </table:table-cell>
          <table:table-cell office:value-type="float" office:value="0.00472474" calcext:value-type="float">
            <text:p>0.00472474</text:p>
          </table:table-cell>
          <table:table-cell table:style-name="Default" office:value-type="float" office:value="0.00001177" calcext:value-type="float">
            <text:p>1.177E-05</text:p>
          </table:table-cell>
          <table:table-cell office:value-type="float" office:value="0.89932444" calcext:value-type="float">
            <text:p>0.89932444</text:p>
          </table:table-cell>
          <table:table-cell office:value-type="float" office:value="0.09593905" calcext:value-type="float">
            <text:p>0.095939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7794304" calcext:value-type="float">
            <text:p>0.87794304</text:p>
          </table:table-cell>
          <table:table-cell office:value-type="float" office:value="0.00323462" calcext:value-type="float">
            <text:p>0.00323462</text:p>
          </table:table-cell>
          <table:table-cell office:value-type="float" office:value="0.02984765" calcext:value-type="float">
            <text:p>0.02984765</text:p>
          </table:table-cell>
          <table:table-cell office:value-type="float" office:value="0.08897469" calcext:value-type="float">
            <text:p>0.08897469</text:p>
          </table:table-cell>
          <table:table-cell office:value-type="float" office:value="0.00722024" calcext:value-type="float">
            <text:p>0.00722024</text:p>
          </table:table-cell>
          <table:table-cell office:value-type="float" office:value="0.88585525" calcext:value-type="float">
            <text:p>0.88585525</text:p>
          </table:table-cell>
          <table:table-cell office:value-type="float" office:value="0.0000000001299" calcext:value-type="float">
            <text:p>1.30E-10</text:p>
          </table:table-cell>
          <table:table-cell office:value-type="float" office:value="0.10692451" calcext:value-type="float">
            <text:p>0.10692451</text:p>
          </table:table-cell>
          <table:table-cell office:value-type="float" office:value="0.00442581" calcext:value-type="float">
            <text:p>0.00442581</text:p>
          </table:table-cell>
          <table:table-cell table:style-name="Default" office:value-type="float" office:value="0.00001137" calcext:value-type="float">
            <text:p>1.137E-05</text:p>
          </table:table-cell>
          <table:table-cell office:value-type="float" office:value="0.89671711" calcext:value-type="float">
            <text:p>0.89671711</text:p>
          </table:table-cell>
          <table:table-cell office:value-type="float" office:value="0.09884571" calcext:value-type="float">
            <text:p>0.098845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6830261" calcext:value-type="float">
            <text:p>0.86830261</text:p>
          </table:table-cell>
          <table:table-cell office:value-type="float" office:value="0.00329779" calcext:value-type="float">
            <text:p>0.00329779</text:p>
          </table:table-cell>
          <table:table-cell office:value-type="float" office:value="0.03136592" calcext:value-type="float">
            <text:p>0.03136592</text:p>
          </table:table-cell>
          <table:table-cell office:value-type="float" office:value="0.09703368" calcext:value-type="float">
            <text:p>0.09703368</text:p>
          </table:table-cell>
          <table:table-cell office:value-type="float" office:value="0.00695385" calcext:value-type="float">
            <text:p>0.00695385</text:p>
          </table:table-cell>
          <table:table-cell office:value-type="float" office:value="0.87949231" calcext:value-type="float">
            <text:p>0.87949231</text:p>
          </table:table-cell>
          <table:table-cell office:value-type="float" office:value="0.000000000133" calcext:value-type="float">
            <text:p>1.33E-10</text:p>
          </table:table-cell>
          <table:table-cell office:value-type="float" office:value="0.11355384" calcext:value-type="float">
            <text:p>0.11355384</text:p>
          </table:table-cell>
          <table:table-cell office:value-type="float" office:value="0.00415091" calcext:value-type="float">
            <text:p>0.00415091</text:p>
          </table:table-cell>
          <table:table-cell table:style-name="Default" office:value-type="float" office:value="0.00001099" calcext:value-type="float">
            <text:p>1.099E-05</text:p>
          </table:table-cell>
          <table:table-cell office:value-type="float" office:value="0.89361248" calcext:value-type="float">
            <text:p>0.89361248</text:p>
          </table:table-cell>
          <table:table-cell office:value-type="float" office:value="0.10222562" calcext:value-type="float">
            <text:p>0.102225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5780477" calcext:value-type="float">
            <text:p>0.85780477</text:p>
          </table:table-cell>
          <table:table-cell office:value-type="float" office:value="0.00335721" calcext:value-type="float">
            <text:p>0.00335721</text:p>
          </table:table-cell>
          <table:table-cell office:value-type="float" office:value="0.03286524" calcext:value-type="float">
            <text:p>0.03286524</text:p>
          </table:table-cell>
          <table:table-cell office:value-type="float" office:value="0.10597278" calcext:value-type="float">
            <text:p>0.10597278</text:p>
          </table:table-cell>
          <table:table-cell office:value-type="float" office:value="0.00669423" calcext:value-type="float">
            <text:p>0.00669423</text:p>
          </table:table-cell>
          <table:table-cell office:value-type="float" office:value="0.87245995" calcext:value-type="float">
            <text:p>0.87245995</text:p>
          </table:table-cell>
          <table:table-cell office:value-type="float" office:value="0.0000000001358" calcext:value-type="float">
            <text:p>1.36E-10</text:p>
          </table:table-cell>
          <table:table-cell office:value-type="float" office:value="0.12084582" calcext:value-type="float">
            <text:p>0.12084582</text:p>
          </table:table-cell>
          <table:table-cell office:value-type="float" office:value="0.00389772" calcext:value-type="float">
            <text:p>0.00389772</text:p>
          </table:table-cell>
          <table:table-cell table:style-name="Default" office:value-type="float" office:value="0.00001063" calcext:value-type="float">
            <text:p>1.063E-05</text:p>
          </table:table-cell>
          <table:table-cell office:value-type="float" office:value="0.88997547" calcext:value-type="float">
            <text:p>0.88997547</text:p>
          </table:table-cell>
          <table:table-cell office:value-type="float" office:value="0.10611617" calcext:value-type="float">
            <text:p>0.106116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4637218" calcext:value-type="float">
            <text:p>0.84637218</text:p>
          </table:table-cell>
          <table:table-cell office:value-type="float" office:value="0.00341218" calcext:value-type="float">
            <text:p>0.00341218</text:p>
          </table:table-cell>
          <table:table-cell office:value-type="float" office:value="0.03433125" calcext:value-type="float">
            <text:p>0.03433125</text:p>
          </table:table-cell>
          <table:table-cell office:value-type="float" office:value="0.11588439" calcext:value-type="float">
            <text:p>0.11588439</text:p>
          </table:table-cell>
          <table:table-cell office:value-type="float" office:value="0.00644078" calcext:value-type="float">
            <text:p>0.00644078</text:p>
          </table:table-cell>
          <table:table-cell office:value-type="float" office:value="0.86469652" calcext:value-type="float">
            <text:p>0.86469652</text:p>
          </table:table-cell>
          <table:table-cell office:value-type="float" office:value="0.0000000001383" calcext:value-type="float">
            <text:p>1.38E-10</text:p>
          </table:table-cell>
          <table:table-cell office:value-type="float" office:value="0.1288627" calcext:value-type="float">
            <text:p>0.1288627</text:p>
          </table:table-cell>
          <table:table-cell office:value-type="float" office:value="0.00366413" calcext:value-type="float">
            <text:p>0.00366413</text:p>
          </table:table-cell>
          <table:table-cell table:style-name="Default" office:value-type="float" office:value="0.0000103" calcext:value-type="float">
            <text:p>1.03E-05</text:p>
          </table:table-cell>
          <table:table-cell office:value-type="float" office:value="0.88576509" calcext:value-type="float">
            <text:p>0.88576509</text:p>
          </table:table-cell>
          <table:table-cell office:value-type="float" office:value="0.11056048" calcext:value-type="float">
            <text:p>0.110560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392258" calcext:value-type="float">
            <text:p>0.83392258</text:p>
          </table:table-cell>
          <table:table-cell office:value-type="float" office:value="0.00346194" calcext:value-type="float">
            <text:p>0.00346194</text:p>
          </table:table-cell>
          <table:table-cell office:value-type="float" office:value="0.03574804" calcext:value-type="float">
            <text:p>0.03574804</text:p>
          </table:table-cell>
          <table:table-cell office:value-type="float" office:value="0.12686745" calcext:value-type="float">
            <text:p>0.12686745</text:p>
          </table:table-cell>
          <table:table-cell office:value-type="float" office:value="0.00619291" calcext:value-type="float">
            <text:p>0.00619291</text:p>
          </table:table-cell>
          <table:table-cell office:value-type="float" office:value="0.85613546" calcext:value-type="float">
            <text:p>0.85613546</text:p>
          </table:table-cell>
          <table:table-cell office:value-type="float" office:value="0.0000000001405" calcext:value-type="float">
            <text:p>1.41E-10</text:p>
          </table:table-cell>
          <table:table-cell office:value-type="float" office:value="0.13767163" calcext:value-type="float">
            <text:p>0.13767163</text:p>
          </table:table-cell>
          <table:table-cell office:value-type="float" office:value="0.00344824" calcext:value-type="float">
            <text:p>0.00344824</text:p>
          </table:table-cell>
          <table:table-cell office:value-type="float" office:value="0.000009979" calcext:value-type="float">
            <text:p>9.98E-06</text:p>
          </table:table-cell>
          <table:table-cell office:value-type="float" office:value="0.88093392" calcext:value-type="float">
            <text:p>0.88093392</text:p>
          </table:table-cell>
          <table:table-cell office:value-type="float" office:value="0.11560786" calcext:value-type="float">
            <text:p>0.115607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2036951" calcext:value-type="float">
            <text:p>0.82036951</text:p>
          </table:table-cell>
          <table:table-cell office:value-type="float" office:value="0.00350564" calcext:value-type="float">
            <text:p>0.00350564</text:p>
          </table:table-cell>
          <table:table-cell office:value-type="float" office:value="0.03709818" calcext:value-type="float">
            <text:p>0.03709818</text:p>
          </table:table-cell>
          <table:table-cell office:value-type="float" office:value="0.13902666" calcext:value-type="float">
            <text:p>0.13902666</text:p>
          </table:table-cell>
          <table:table-cell office:value-type="float" office:value="0.00595004" calcext:value-type="float">
            <text:p>0.00595004</text:p>
          </table:table-cell>
          <table:table-cell office:value-type="float" office:value="0.84670549" calcext:value-type="float">
            <text:p>0.84670549</text:p>
          </table:table-cell>
          <table:table-cell office:value-type="float" office:value="0.0000000001424" calcext:value-type="float">
            <text:p>1.42E-10</text:p>
          </table:table-cell>
          <table:table-cell office:value-type="float" office:value="0.14734447" calcext:value-type="float">
            <text:p>0.14734447</text:p>
          </table:table-cell>
          <table:table-cell office:value-type="float" office:value="0.00324831" calcext:value-type="float">
            <text:p>0.00324831</text:p>
          </table:table-cell>
          <table:table-cell office:value-type="float" office:value="0.000009676" calcext:value-type="float">
            <text:p>9.68E-06</text:p>
          </table:table-cell>
          <table:table-cell office:value-type="float" office:value="0.87542776" calcext:value-type="float">
            <text:p>0.87542776</text:p>
          </table:table-cell>
          <table:table-cell office:value-type="float" office:value="0.12131425" calcext:value-type="float">
            <text:p>0.121314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0562352" calcext:value-type="float">
            <text:p>0.80562352</text:p>
          </table:table-cell>
          <table:table-cell office:value-type="float" office:value="0.00354239" calcext:value-type="float">
            <text:p>0.00354239</text:p>
          </table:table-cell>
          <table:table-cell office:value-type="float" office:value="0.0383628" calcext:value-type="float">
            <text:p>0.0383628</text:p>
          </table:table-cell>
          <table:table-cell office:value-type="float" office:value="0.15247129" calcext:value-type="float">
            <text:p>0.15247129</text:p>
          </table:table-cell>
          <table:table-cell office:value-type="float" office:value="0.00571161" calcext:value-type="float">
            <text:p>0.00571161</text:p>
          </table:table-cell>
          <table:table-cell office:value-type="float" office:value="0.83633092" calcext:value-type="float">
            <text:p>0.83633092</text:p>
          </table:table-cell>
          <table:table-cell office:value-type="float" office:value="0.000000000144" calcext:value-type="float">
            <text:p>1.44E-10</text:p>
          </table:table-cell>
          <table:table-cell office:value-type="float" office:value="0.15795746" calcext:value-type="float">
            <text:p>0.15795746</text:p>
          </table:table-cell>
          <table:table-cell office:value-type="float" office:value="0.00306277" calcext:value-type="float">
            <text:p>0.00306277</text:p>
          </table:table-cell>
          <table:table-cell office:value-type="float" office:value="0.000009388" calcext:value-type="float">
            <text:p>9.39E-06</text:p>
          </table:table-cell>
          <table:table-cell office:value-type="float" office:value="0.86918513" calcext:value-type="float">
            <text:p>0.86918513</text:p>
          </table:table-cell>
          <table:table-cell office:value-type="float" office:value="0.12774271" calcext:value-type="float">
            <text:p>0.127742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8959387" calcext:value-type="float">
            <text:p>0.78959387</text:p>
          </table:table-cell>
          <table:table-cell office:value-type="float" office:value="0.00357123" calcext:value-type="float">
            <text:p>0.00357123</text:p>
          </table:table-cell>
          <table:table-cell office:value-type="float" office:value="0.03952167" calcext:value-type="float">
            <text:p>0.03952167</text:p>
          </table:table-cell>
          <table:table-cell office:value-type="float" office:value="0.16731322" calcext:value-type="float">
            <text:p>0.16731322</text:p>
          </table:table-cell>
          <table:table-cell office:value-type="float" office:value="0.00547709" calcext:value-type="float">
            <text:p>0.00547709</text:p>
          </table:table-cell>
          <table:table-cell office:value-type="float" office:value="0.82493227" calcext:value-type="float">
            <text:p>0.82493227</text:p>
          </table:table-cell>
          <table:table-cell office:value-type="float" office:value="0.0000000001451" calcext:value-type="float">
            <text:p>1.45E-10</text:p>
          </table:table-cell>
          <table:table-cell office:value-type="float" office:value="0.16959064" calcext:value-type="float">
            <text:p>0.16959064</text:p>
          </table:table-cell>
          <table:table-cell office:value-type="float" office:value="0.00289018" calcext:value-type="float">
            <text:p>0.00289018</text:p>
          </table:table-cell>
          <table:table-cell office:value-type="float" office:value="0.000009112" calcext:value-type="float">
            <text:p>9.11E-06</text:p>
          </table:table-cell>
          <table:table-cell office:value-type="float" office:value="0.86213693" calcext:value-type="float">
            <text:p>0.86213693</text:p>
          </table:table-cell>
          <table:table-cell office:value-type="float" office:value="0.13496378" calcext:value-type="float">
            <text:p>0.134963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72191" calcext:value-type="float">
            <text:p>0.772191</text:p>
          </table:table-cell>
          <table:table-cell office:value-type="float" office:value="0.00359112" calcext:value-type="float">
            <text:p>0.00359112</text:p>
          </table:table-cell>
          <table:table-cell office:value-type="float" office:value="0.04055348" calcext:value-type="float">
            <text:p>0.04055348</text:p>
          </table:table-cell>
          <table:table-cell office:value-type="float" office:value="0.18366441" calcext:value-type="float">
            <text:p>0.18366441</text:p>
          </table:table-cell>
          <table:table-cell office:value-type="float" office:value="0.00524596" calcext:value-type="float">
            <text:p>0.00524596</text:p>
          </table:table-cell>
          <table:table-cell office:value-type="float" office:value="0.81242717" calcext:value-type="float">
            <text:p>0.81242717</text:p>
          </table:table-cell>
          <table:table-cell office:value-type="float" office:value="0.0000000001458" calcext:value-type="float">
            <text:p>1.46E-10</text:p>
          </table:table-cell>
          <table:table-cell office:value-type="float" office:value="0.18232687" calcext:value-type="float">
            <text:p>0.18232687</text:p>
          </table:table-cell>
          <table:table-cell office:value-type="float" office:value="0.00272923" calcext:value-type="float">
            <text:p>0.00272923</text:p>
          </table:table-cell>
          <table:table-cell office:value-type="float" office:value="0.000008848" calcext:value-type="float">
            <text:p>8.85E-06</text:p>
          </table:table-cell>
          <table:table-cell office:value-type="float" office:value="0.85420608" calcext:value-type="float">
            <text:p>0.85420608</text:p>
          </table:table-cell>
          <table:table-cell office:value-type="float" office:value="0.14305585" calcext:value-type="float">
            <text:p>0.143055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533296" calcext:value-type="float">
            <text:p>0.7533296</text:p>
          </table:table-cell>
          <table:table-cell office:value-type="float" office:value="0.003601" calcext:value-type="float">
            <text:p>0.003601</text:p>
          </table:table-cell>
          <table:table-cell office:value-type="float" office:value="0.04143607" calcext:value-type="float">
            <text:p>0.04143607</text:p>
          </table:table-cell>
          <table:table-cell office:value-type="float" office:value="0.20163332" calcext:value-type="float">
            <text:p>0.20163332</text:p>
          </table:table-cell>
          <table:table-cell office:value-type="float" office:value="0.00501774" calcext:value-type="float">
            <text:p>0.00501774</text:p>
          </table:table-cell>
          <table:table-cell office:value-type="float" office:value="0.79873171" calcext:value-type="float">
            <text:p>0.79873171</text:p>
          </table:table-cell>
          <table:table-cell office:value-type="float" office:value="0.0000000001461" calcext:value-type="float">
            <text:p>1.46E-10</text:p>
          </table:table-cell>
          <table:table-cell office:value-type="float" office:value="0.19625054" calcext:value-type="float">
            <text:p>0.19625054</text:p>
          </table:table-cell>
          <table:table-cell office:value-type="float" office:value="0.00257871" calcext:value-type="float">
            <text:p>0.00257871</text:p>
          </table:table-cell>
          <table:table-cell office:value-type="float" office:value="0.000008593" calcext:value-type="float">
            <text:p>8.59E-06</text:p>
          </table:table-cell>
          <table:table-cell office:value-type="float" office:value="0.84530737" calcext:value-type="float">
            <text:p>0.84530737</text:p>
          </table:table-cell>
          <table:table-cell office:value-type="float" office:value="0.15210533" calcext:value-type="float">
            <text:p>0.152105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3293276" calcext:value-type="float">
            <text:p>0.73293276</text:p>
          </table:table-cell>
          <table:table-cell office:value-type="float" office:value="0.0035998" calcext:value-type="float">
            <text:p>0.0035998</text:p>
          </table:table-cell>
          <table:table-cell office:value-type="float" office:value="0.04214696" calcext:value-type="float">
            <text:p>0.04214696</text:p>
          </table:table-cell>
          <table:table-cell office:value-type="float" office:value="0.22132049" calcext:value-type="float">
            <text:p>0.22132049</text:p>
          </table:table-cell>
          <table:table-cell office:value-type="float" office:value="0.00479199" calcext:value-type="float">
            <text:p>0.00479199</text:p>
          </table:table-cell>
          <table:table-cell office:value-type="float" office:value="0.78376223" calcext:value-type="float">
            <text:p>0.78376223</text:p>
          </table:table-cell>
          <table:table-cell office:value-type="float" office:value="0.0000000001459" calcext:value-type="float">
            <text:p>1.46E-10</text:p>
          </table:table-cell>
          <table:table-cell office:value-type="float" office:value="0.21144578" calcext:value-type="float">
            <text:p>0.21144578</text:p>
          </table:table-cell>
          <table:table-cell office:value-type="float" office:value="0.00243751" calcext:value-type="float">
            <text:p>0.00243751</text:p>
          </table:table-cell>
          <table:table-cell office:value-type="float" office:value="0.000008345" calcext:value-type="float">
            <text:p>8.35E-06</text:p>
          </table:table-cell>
          <table:table-cell office:value-type="float" office:value="0.83534752" calcext:value-type="float">
            <text:p>0.83534752</text:p>
          </table:table-cell>
          <table:table-cell office:value-type="float" office:value="0.16220663" calcext:value-type="float">
            <text:p>0.162206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1093675" calcext:value-type="float">
            <text:p>0.71093675</text:p>
          </table:table-cell>
          <table:table-cell office:value-type="float" office:value="0.00358643" calcext:value-type="float">
            <text:p>0.00358643</text:p>
          </table:table-cell>
          <table:table-cell office:value-type="float" office:value="0.04266385" calcext:value-type="float">
            <text:p>0.04266385</text:p>
          </table:table-cell>
          <table:table-cell office:value-type="float" office:value="0.24281297" calcext:value-type="float">
            <text:p>0.24281297</text:p>
          </table:table-cell>
          <table:table-cell office:value-type="float" office:value="0.00456833" calcext:value-type="float">
            <text:p>0.00456833</text:p>
          </table:table-cell>
          <table:table-cell office:value-type="float" office:value="0.7674376" calcext:value-type="float">
            <text:p>0.7674376</text:p>
          </table:table-cell>
          <table:table-cell office:value-type="float" office:value="0.0000000001451" calcext:value-type="float">
            <text:p>1.45E-10</text:p>
          </table:table-cell>
          <table:table-cell office:value-type="float" office:value="0.22799408" calcext:value-type="float">
            <text:p>0.22799408</text:p>
          </table:table-cell>
          <table:table-cell office:value-type="float" office:value="0.00230461" calcext:value-type="float">
            <text:p>0.00230461</text:p>
          </table:table-cell>
          <table:table-cell office:value-type="float" office:value="0.000008104" calcext:value-type="float">
            <text:p>8.10E-06</text:p>
          </table:table-cell>
          <table:table-cell office:value-type="float" office:value="0.82422547" calcext:value-type="float">
            <text:p>0.82422547</text:p>
          </table:table-cell>
          <table:table-cell office:value-type="float" office:value="0.17346182" calcext:value-type="float">
            <text:p>0.173461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8729686" calcext:value-type="float">
            <text:p>0.68729686</text:p>
          </table:table-cell>
          <table:table-cell office:value-type="float" office:value="0.00355988" calcext:value-type="float">
            <text:p>0.00355988</text:p>
          </table:table-cell>
          <table:table-cell office:value-type="float" office:value="0.0429654" calcext:value-type="float">
            <text:p>0.0429654</text:p>
          </table:table-cell>
          <table:table-cell office:value-type="float" office:value="0.26617786" calcext:value-type="float">
            <text:p>0.26617786</text:p>
          </table:table-cell>
          <table:table-cell office:value-type="float" office:value="0.00434642" calcext:value-type="float">
            <text:p>0.00434642</text:p>
          </table:table-cell>
          <table:table-cell office:value-type="float" office:value="0.74968222" calcext:value-type="float">
            <text:p>0.74968222</text:p>
          </table:table-cell>
          <table:table-cell office:value-type="float" office:value="0.0000000001438" calcext:value-type="float">
            <text:p>1.44E-10</text:p>
          </table:table-cell>
          <table:table-cell office:value-type="float" office:value="0.24597136" calcext:value-type="float">
            <text:p>0.24597136</text:p>
          </table:table-cell>
          <table:table-cell office:value-type="float" office:value="0.00217908" calcext:value-type="float">
            <text:p>0.00217908</text:p>
          </table:table-cell>
          <table:table-cell office:value-type="float" office:value="0.000007868" calcext:value-type="float">
            <text:p>7.87E-06</text:p>
          </table:table-cell>
          <table:table-cell office:value-type="float" office:value="0.81183318" calcext:value-type="float">
            <text:p>0.81183318</text:p>
          </table:table-cell>
          <table:table-cell office:value-type="float" office:value="0.18597988" calcext:value-type="float">
            <text:p>0.185979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199381" calcext:value-type="float">
            <text:p>0.66199381</text:p>
          </table:table-cell>
          <table:table-cell office:value-type="float" office:value="0.00351922" calcext:value-type="float">
            <text:p>0.00351922</text:p>
          </table:table-cell>
          <table:table-cell office:value-type="float" office:value="0.04303206" calcext:value-type="float">
            <text:p>0.04303206</text:p>
          </table:table-cell>
          <table:table-cell office:value-type="float" office:value="0.29145491" calcext:value-type="float">
            <text:p>0.29145491</text:p>
          </table:table-cell>
          <table:table-cell office:value-type="float" office:value="0.00412601" calcext:value-type="float">
            <text:p>0.00412601</text:p>
          </table:table-cell>
          <table:table-cell office:value-type="float" office:value="0.73042957" calcext:value-type="float">
            <text:p>0.73042957</text:p>
          </table:table-cell>
          <table:table-cell office:value-type="float" office:value="0.000000000142" calcext:value-type="float">
            <text:p>1.42E-10</text:p>
          </table:table-cell>
          <table:table-cell office:value-type="float" office:value="0.26544441" calcext:value-type="float">
            <text:p>0.26544441</text:p>
          </table:table-cell>
          <table:table-cell office:value-type="float" office:value="0.00206004" calcext:value-type="float">
            <text:p>0.00206004</text:p>
          </table:table-cell>
          <table:table-cell office:value-type="float" office:value="0.000007634" calcext:value-type="float">
            <text:p>7.63E-06</text:p>
          </table:table-cell>
          <table:table-cell office:value-type="float" office:value="0.79805699" calcext:value-type="float">
            <text:p>0.79805699</text:p>
          </table:table-cell>
          <table:table-cell office:value-type="float" office:value="0.19987533" calcext:value-type="float">
            <text:p>0.199875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3504058" calcext:value-type="float">
            <text:p>0.63504058</text:p>
          </table:table-cell>
          <table:table-cell office:value-type="float" office:value="0.00346369" calcext:value-type="float">
            <text:p>0.00346369</text:p>
          </table:table-cell>
          <table:table-cell office:value-type="float" office:value="0.04284714" calcext:value-type="float">
            <text:p>0.04284714</text:p>
          </table:table-cell>
          <table:table-cell office:value-type="float" office:value="0.3186486" calcext:value-type="float">
            <text:p>0.3186486</text:p>
          </table:table-cell>
          <table:table-cell office:value-type="float" office:value="0.00390695" calcext:value-type="float">
            <text:p>0.00390695</text:p>
          </table:table-cell>
          <table:table-cell office:value-type="float" office:value="0.70962645" calcext:value-type="float">
            <text:p>0.70962645</text:p>
          </table:table-cell>
          <table:table-cell office:value-type="float" office:value="0.0000000001395" calcext:value-type="float">
            <text:p>1.40E-10</text:p>
          </table:table-cell>
          <table:table-cell office:value-type="float" office:value="0.2864666" calcext:value-type="float">
            <text:p>0.2864666</text:p>
          </table:table-cell>
          <table:table-cell office:value-type="float" office:value="0.0019467" calcext:value-type="float">
            <text:p>0.0019467</text:p>
          </table:table-cell>
          <table:table-cell office:value-type="float" office:value="0.000007401" calcext:value-type="float">
            <text:p>7.40E-06</text:p>
          </table:table-cell>
          <table:table-cell office:value-type="float" office:value="0.78277972" calcext:value-type="float">
            <text:p>0.78277972</text:p>
          </table:table-cell>
          <table:table-cell office:value-type="float" office:value="0.21526618" calcext:value-type="float">
            <text:p>0.215266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0648923" calcext:value-type="float">
            <text:p>0.60648923</text:p>
          </table:table-cell>
          <table:table-cell office:value-type="float" office:value="0.00339271" calcext:value-type="float">
            <text:p>0.00339271</text:p>
          </table:table-cell>
          <table:table-cell office:value-type="float" office:value="0.04239786" calcext:value-type="float">
            <text:p>0.04239786</text:p>
          </table:table-cell>
          <table:table-cell office:value-type="float" office:value="0.3477202" calcext:value-type="float">
            <text:p>0.3477202</text:p>
          </table:table-cell>
          <table:table-cell office:value-type="float" office:value="0.00368917" calcext:value-type="float">
            <text:p>0.00368917</text:p>
          </table:table-cell>
          <table:table-cell office:value-type="float" office:value="0.68723773" calcext:value-type="float">
            <text:p>0.68723773</text:p>
          </table:table-cell>
          <table:table-cell office:value-type="float" office:value="0.0000000001365" calcext:value-type="float">
            <text:p>1.37E-10</text:p>
          </table:table-cell>
          <table:table-cell office:value-type="float" office:value="0.30907309" calcext:value-type="float">
            <text:p>0.30907309</text:p>
          </table:table-cell>
          <table:table-cell office:value-type="float" office:value="0.00183833" calcext:value-type="float">
            <text:p>0.00183833</text:p>
          </table:table-cell>
          <table:table-cell office:value-type="float" office:value="0.000007169" calcext:value-type="float">
            <text:p>7.17E-06</text:p>
          </table:table-cell>
          <table:table-cell office:value-type="float" office:value="0.76588361" calcext:value-type="float">
            <text:p>0.76588361</text:p>
          </table:table-cell>
          <table:table-cell office:value-type="float" office:value="0.2322709" calcext:value-type="float">
            <text:p>0.232270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7643699" calcext:value-type="float">
            <text:p>0.57643699</text:p>
          </table:table-cell>
          <table:table-cell office:value-type="float" office:value="0.00330601" calcext:value-type="float">
            <text:p>0.00330601</text:p>
          </table:table-cell>
          <table:table-cell office:value-type="float" office:value="0.04167654" calcext:value-type="float">
            <text:p>0.04167654</text:p>
          </table:table-cell>
          <table:table-cell office:value-type="float" office:value="0.37858047" calcext:value-type="float">
            <text:p>0.37858047</text:p>
          </table:table-cell>
          <table:table-cell office:value-type="float" office:value="0.00347274" calcext:value-type="float">
            <text:p>0.00347274</text:p>
          </table:table-cell>
          <table:table-cell office:value-type="float" office:value="0.66325162" calcext:value-type="float">
            <text:p>0.66325162</text:p>
          </table:table-cell>
          <table:table-cell office:value-type="float" office:value="0.0000000001329" calcext:value-type="float">
            <text:p>1.33E-10</text:p>
          </table:table-cell>
          <table:table-cell office:value-type="float" office:value="0.33327564" calcext:value-type="float">
            <text:p>0.33327564</text:p>
          </table:table-cell>
          <table:table-cell office:value-type="float" office:value="0.00173424" calcext:value-type="float">
            <text:p>0.00173424</text:p>
          </table:table-cell>
          <table:table-cell office:value-type="float" office:value="0.000006933" calcext:value-type="float">
            <text:p>6.93E-06</text:p>
          </table:table-cell>
          <table:table-cell office:value-type="float" office:value="0.74725452" calcext:value-type="float">
            <text:p>0.74725452</text:p>
          </table:table-cell>
          <table:table-cell office:value-type="float" office:value="0.25100431" calcext:value-type="float">
            <text:p>0.251004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503099" calcext:value-type="float">
            <text:p>0.54503099</text:p>
          </table:table-cell>
          <table:table-cell office:value-type="float" office:value="0.00320364" calcext:value-type="float">
            <text:p>0.00320364</text:p>
          </table:table-cell>
          <table:table-cell office:value-type="float" office:value="0.04068162" calcext:value-type="float">
            <text:p>0.04068162</text:p>
          </table:table-cell>
          <table:table-cell office:value-type="float" office:value="0.41108374" calcext:value-type="float">
            <text:p>0.41108374</text:p>
          </table:table-cell>
          <table:table-cell office:value-type="float" office:value="0.00325784" calcext:value-type="float">
            <text:p>0.00325784</text:p>
          </table:table-cell>
          <table:table-cell office:value-type="float" office:value="0.63768502" calcext:value-type="float">
            <text:p>0.63768502</text:p>
          </table:table-cell>
          <table:table-cell office:value-type="float" office:value="0.0000000001287" calcext:value-type="float">
            <text:p>1.29E-10</text:p>
          </table:table-cell>
          <table:table-cell office:value-type="float" office:value="0.35905715" calcext:value-type="float">
            <text:p>0.35905715</text:p>
          </table:table-cell>
          <table:table-cell office:value-type="float" office:value="0.00163385" calcext:value-type="float">
            <text:p>0.00163385</text:p>
          </table:table-cell>
          <table:table-cell office:value-type="float" office:value="0.000006694" calcext:value-type="float">
            <text:p>6.69E-06</text:p>
          </table:table-cell>
          <table:table-cell office:value-type="float" office:value="0.72678723" calcext:value-type="float">
            <text:p>0.72678723</text:p>
          </table:table-cell>
          <table:table-cell office:value-type="float" office:value="0.27157223" calcext:value-type="float">
            <text:p>0.271572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1247065" calcext:value-type="float">
            <text:p>0.51247065</text:p>
          </table:table-cell>
          <table:table-cell office:value-type="float" office:value="0.00308606" calcext:value-type="float">
            <text:p>0.00308606</text:p>
          </table:table-cell>
          <table:table-cell office:value-type="float" office:value="0.03941865" calcext:value-type="float">
            <text:p>0.03941865</text:p>
          </table:table-cell>
          <table:table-cell office:value-type="float" office:value="0.44502464" calcext:value-type="float">
            <text:p>0.44502464</text:p>
          </table:table-cell>
          <table:table-cell office:value-type="float" office:value="0.0030448" calcext:value-type="float">
            <text:p>0.0030448</text:p>
          </table:table-cell>
          <table:table-cell office:value-type="float" office:value="0.6105888" calcext:value-type="float">
            <text:p>0.6105888</text:p>
          </table:table-cell>
          <table:table-cell office:value-type="float" office:value="0.000000000124" calcext:value-type="float">
            <text:p>1.24E-10</text:p>
          </table:table-cell>
          <table:table-cell office:value-type="float" office:value="0.3863664" calcext:value-type="float">
            <text:p>0.3863664</text:p>
          </table:table-cell>
          <table:table-cell office:value-type="float" office:value="0.00153661" calcext:value-type="float">
            <text:p>0.00153661</text:p>
          </table:table-cell>
          <table:table-cell office:value-type="float" office:value="0.00000645" calcext:value-type="float">
            <text:p>6.45E-06</text:p>
          </table:table-cell>
          <table:table-cell office:value-type="float" office:value="0.70439224" calcext:value-type="float">
            <text:p>0.70439224</text:p>
          </table:table-cell>
          <table:table-cell office:value-type="float" office:value="0.29406471" calcext:value-type="float">
            <text:p>0.294064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79007" calcext:value-type="float">
            <text:p>0.479007</text:p>
          </table:table-cell>
          <table:table-cell office:value-type="float" office:value="0.00295415" calcext:value-type="float">
            <text:p>0.00295415</text:p>
          </table:table-cell>
          <table:table-cell office:value-type="float" office:value="0.03790083" calcext:value-type="float">
            <text:p>0.03790083</text:p>
          </table:table-cell>
          <table:table-cell office:value-type="float" office:value="0.48013802" calcext:value-type="float">
            <text:p>0.48013802</text:p>
          </table:table-cell>
          <table:table-cell office:value-type="float" office:value="0.00283411" calcext:value-type="float">
            <text:p>0.00283411</text:p>
          </table:table-cell>
          <table:table-cell office:value-type="float" office:value="0.58205242" calcext:value-type="float">
            <text:p>0.58205242</text:p>
          </table:table-cell>
          <table:table-cell office:value-type="float" office:value="0.0000000001187" calcext:value-type="float">
            <text:p>1.19E-10</text:p>
          </table:table-cell>
          <table:table-cell office:value-type="float" office:value="0.41511347" calcext:value-type="float">
            <text:p>0.41511347</text:p>
          </table:table-cell>
          <table:table-cell office:value-type="float" office:value="0.00144207" calcext:value-type="float">
            <text:p>0.00144207</text:p>
          </table:table-cell>
          <table:table-cell office:value-type="float" office:value="0.0000062" calcext:value-type="float">
            <text:p>6.20E-06</text:p>
          </table:table-cell>
          <table:table-cell office:value-type="float" office:value="0.6800038" calcext:value-type="float">
            <text:p>0.6800038</text:p>
          </table:table-cell>
          <table:table-cell office:value-type="float" office:value="0.31854793" calcext:value-type="float">
            <text:p>0.318547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4493838" calcext:value-type="float">
            <text:p>0.44493838</text:p>
          </table:table-cell>
          <table:table-cell office:value-type="float" office:value="0.00280923" calcext:value-type="float">
            <text:p>0.00280923</text:p>
          </table:table-cell>
          <table:table-cell office:value-type="float" office:value="0.03614924" calcext:value-type="float">
            <text:p>0.03614924</text:p>
          </table:table-cell>
          <table:table-cell office:value-type="float" office:value="0.51610315" calcext:value-type="float">
            <text:p>0.51610315</text:p>
          </table:table-cell>
          <table:table-cell office:value-type="float" office:value="0.0026264" calcext:value-type="float">
            <text:p>0.0026264</text:p>
          </table:table-cell>
          <table:table-cell office:value-type="float" office:value="0.55220739" calcext:value-type="float">
            <text:p>0.55220739</text:p>
          </table:table-cell>
          <table:table-cell office:value-type="float" office:value="0.0000000001129" calcext:value-type="float">
            <text:p>1.13E-10</text:p>
          </table:table-cell>
          <table:table-cell office:value-type="float" office:value="0.44516622" calcext:value-type="float">
            <text:p>0.44516622</text:p>
          </table:table-cell>
          <table:table-cell office:value-type="float" office:value="0.00134985" calcext:value-type="float">
            <text:p>0.00134985</text:p>
          </table:table-cell>
          <table:table-cell office:value-type="float" office:value="0.000005941" calcext:value-type="float">
            <text:p>5.94E-06</text:p>
          </table:table-cell>
          <table:table-cell office:value-type="float" office:value="0.65358925" calcext:value-type="float">
            <text:p>0.65358925</text:p>
          </table:table-cell>
          <table:table-cell office:value-type="float" office:value="0.34505496" calcext:value-type="float">
            <text:p>0.345054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1060209" calcext:value-type="float">
            <text:p>0.41060209</text:p>
          </table:table-cell>
          <table:table-cell office:value-type="float" office:value="0.00265307" calcext:value-type="float">
            <text:p>0.00265307</text:p>
          </table:table-cell>
          <table:table-cell office:value-type="float" office:value="0.03419254" calcext:value-type="float">
            <text:p>0.03419254</text:p>
          </table:table-cell>
          <table:table-cell office:value-type="float" office:value="0.55255231" calcext:value-type="float">
            <text:p>0.55255231</text:p>
          </table:table-cell>
          <table:table-cell office:value-type="float" office:value="0.00242241" calcext:value-type="float">
            <text:p>0.00242241</text:p>
          </table:table-cell>
          <table:table-cell office:value-type="float" office:value="0.52122901" calcext:value-type="float">
            <text:p>0.52122901</text:p>
          </table:table-cell>
          <table:table-cell office:value-type="float" office:value="0.0000000001068" calcext:value-type="float">
            <text:p>1.07E-10</text:p>
          </table:table-cell>
          <table:table-cell office:value-type="float" office:value="0.47634858" calcext:value-type="float">
            <text:p>0.47634858</text:p>
          </table:table-cell>
          <table:table-cell office:value-type="float" office:value="0.00125968" calcext:value-type="float">
            <text:p>0.00125968</text:p>
          </table:table-cell>
          <table:table-cell office:value-type="float" office:value="0.000005674" calcext:value-type="float">
            <text:p>5.67E-06</text:p>
          </table:table-cell>
          <table:table-cell office:value-type="float" office:value="0.62515896" calcext:value-type="float">
            <text:p>0.62515896</text:p>
          </table:table-cell>
          <table:table-cell office:value-type="float" office:value="0.37357568" calcext:value-type="float">
            <text:p>0.373575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636226" calcext:value-type="float">
            <text:p>0.37636226</text:p>
          </table:table-cell>
          <table:table-cell office:value-type="float" office:value="0.00248779" calcext:value-type="float">
            <text:p>0.00248779</text:p>
          </table:table-cell>
          <table:table-cell office:value-type="float" office:value="0.03206605" calcext:value-type="float">
            <text:p>0.03206605</text:p>
          </table:table-cell>
          <table:table-cell office:value-type="float" office:value="0.5890839" calcext:value-type="float">
            <text:p>0.5890839</text:p>
          </table:table-cell>
          <table:table-cell office:value-type="float" office:value="0.00222302" calcext:value-type="float">
            <text:p>0.00222302</text:p>
          </table:table-cell>
          <table:table-cell office:value-type="float" office:value="0.48933584" calcext:value-type="float">
            <text:p>0.48933584</text:p>
          </table:table-cell>
          <table:table-cell office:value-type="float" office:value="0.0000000001002" calcext:value-type="float">
            <text:p>1.00E-10</text:p>
          </table:table-cell>
          <table:table-cell office:value-type="float" office:value="0.50844114" calcext:value-type="float">
            <text:p>0.50844114</text:p>
          </table:table-cell>
          <table:table-cell office:value-type="float" office:value="0.00117137" calcext:value-type="float">
            <text:p>0.00117137</text:p>
          </table:table-cell>
          <table:table-cell office:value-type="float" office:value="0.000005397" calcext:value-type="float">
            <text:p>5.40E-06</text:p>
          </table:table-cell>
          <table:table-cell office:value-type="float" office:value="0.59477654" calcext:value-type="float">
            <text:p>0.59477654</text:p>
          </table:table-cell>
          <table:table-cell office:value-type="float" office:value="0.40404669" calcext:value-type="float">
            <text:p>0.404046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259475" calcext:value-type="float">
            <text:p>0.34259475</text:p>
          </table:table-cell>
          <table:table-cell office:value-type="float" office:value="0.00231586" calcext:value-type="float">
            <text:p>0.00231586</text:p>
          </table:table-cell>
          <table:table-cell office:value-type="float" office:value="0.0298104" calcext:value-type="float">
            <text:p>0.0298104</text:p>
          </table:table-cell>
          <table:table-cell office:value-type="float" office:value="0.62527899" calcext:value-type="float">
            <text:p>0.62527899</text:p>
          </table:table-cell>
          <table:table-cell office:value-type="float" office:value="0.00202921" calcext:value-type="float">
            <text:p>0.00202921</text:p>
          </table:table-cell>
          <table:table-cell office:value-type="float" office:value="0.45678641" calcext:value-type="float">
            <text:p>0.45678641</text:p>
          </table:table-cell>
          <table:table-cell office:value-type="float" office:value="0.00000000009346" calcext:value-type="float">
            <text:p>9.35E-11</text:p>
          </table:table-cell>
          <table:table-cell office:value-type="float" office:value="0.54118438" calcext:value-type="float">
            <text:p>0.54118438</text:p>
          </table:table-cell>
          <table:table-cell office:value-type="float" office:value="0.00108485" calcext:value-type="float">
            <text:p>0.00108485</text:p>
          </table:table-cell>
          <table:table-cell office:value-type="float" office:value="0.000005112" calcext:value-type="float">
            <text:p>5.11E-06</text:p>
          </table:table-cell>
          <table:table-cell office:value-type="float" office:value="0.56256794" calcext:value-type="float">
            <text:p>0.56256794</text:p>
          </table:table-cell>
          <table:table-cell office:value-type="float" office:value="0.4363421" calcext:value-type="float">
            <text:p>0.43634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0967011" calcext:value-type="float">
            <text:p>0.30967011</text:p>
          </table:table-cell>
          <table:table-cell office:value-type="float" office:value="0.00213992" calcext:value-type="float">
            <text:p>0.00213992</text:p>
          </table:table-cell>
          <table:table-cell office:value-type="float" office:value="0.0274696" calcext:value-type="float">
            <text:p>0.0274696</text:p>
          </table:table-cell>
          <table:table-cell office:value-type="float" office:value="0.66072037" calcext:value-type="float">
            <text:p>0.66072037</text:p>
          </table:table-cell>
          <table:table-cell office:value-type="float" office:value="0.00184197" calcext:value-type="float">
            <text:p>0.00184197</text:p>
          </table:table-cell>
          <table:table-cell office:value-type="float" office:value="0.42387311" calcext:value-type="float">
            <text:p>0.42387311</text:p>
          </table:table-cell>
          <table:table-cell office:value-type="float" office:value="0.00000000008648" calcext:value-type="float">
            <text:p>8.65E-11</text:p>
          </table:table-cell>
          <table:table-cell office:value-type="float" office:value="0.57428491" calcext:value-type="float">
            <text:p>0.57428491</text:p>
          </table:table-cell>
          <table:table-cell office:value-type="float" office:value="0.00100014" calcext:value-type="float">
            <text:p>0.00100014</text:p>
          </table:table-cell>
          <table:table-cell office:value-type="float" office:value="0.000004818" calcext:value-type="float">
            <text:p>4.82E-06</text:p>
          </table:table-cell>
          <table:table-cell office:value-type="float" office:value="0.52872848" calcext:value-type="float">
            <text:p>0.52872848</text:p>
          </table:table-cell>
          <table:table-cell office:value-type="float" office:value="0.47026656" calcext:value-type="float">
            <text:p>0.470266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7793638" calcext:value-type="float">
            <text:p>0.27793638</text:p>
          </table:table-cell>
          <table:table-cell office:value-type="float" office:value="0.00196269" calcext:value-type="float">
            <text:p>0.00196269</text:p>
          </table:table-cell>
          <table:table-cell office:value-type="float" office:value="0.02508897" calcext:value-type="float">
            <text:p>0.02508897</text:p>
          </table:table-cell>
          <table:table-cell office:value-type="float" office:value="0.69501196" calcext:value-type="float">
            <text:p>0.69501196</text:p>
          </table:table-cell>
          <table:table-cell office:value-type="float" office:value="0.00166234" calcext:value-type="float">
            <text:p>0.00166234</text:p>
          </table:table-cell>
          <table:table-cell office:value-type="float" office:value="0.39091314" calcext:value-type="float">
            <text:p>0.39091314</text:p>
          </table:table-cell>
          <table:table-cell office:value-type="float" office:value="0.00000000007942" calcext:value-type="float">
            <text:p>7.94E-11</text:p>
          </table:table-cell>
          <table:table-cell office:value-type="float" office:value="0.60742452" calcext:value-type="float">
            <text:p>0.60742452</text:p>
          </table:table-cell>
          <table:table-cell office:value-type="float" office:value="0.00091739" calcext:value-type="float">
            <text:p>0.00091739</text:p>
          </table:table-cell>
          <table:table-cell office:value-type="float" office:value="0.000004516" calcext:value-type="float">
            <text:p>4.52E-06</text:p>
          </table:table-cell>
          <table:table-cell office:value-type="float" office:value="0.49352623" calcext:value-type="float">
            <text:p>0.49352623</text:p>
          </table:table-cell>
          <table:table-cell office:value-type="float" office:value="0.50555186" calcext:value-type="float">
            <text:p>0.505551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4770324" calcext:value-type="float">
            <text:p>0.24770324</text:p>
          </table:table-cell>
          <table:table-cell office:value-type="float" office:value="0.00178685" calcext:value-type="float">
            <text:p>0.00178685</text:p>
          </table:table-cell>
          <table:table-cell office:value-type="float" office:value="0.02271287" calcext:value-type="float">
            <text:p>0.02271287</text:p>
          </table:table-cell>
          <table:table-cell office:value-type="float" office:value="0.72779704" calcext:value-type="float">
            <text:p>0.72779704</text:p>
          </table:table-cell>
          <table:table-cell office:value-type="float" office:value="0.00149128" calcext:value-type="float">
            <text:p>0.00149128</text:p>
          </table:table-cell>
          <table:table-cell office:value-type="float" office:value="0.35823714" calcext:value-type="float">
            <text:p>0.35823714</text:p>
          </table:table-cell>
          <table:table-cell office:value-type="float" office:value="0.00000000007238" calcext:value-type="float">
            <text:p>7.24E-11</text:p>
          </table:table-cell>
          <table:table-cell office:value-type="float" office:value="0.64027158" calcext:value-type="float">
            <text:p>0.64027158</text:p>
          </table:table-cell>
          <table:table-cell office:value-type="float" office:value="0.00083684" calcext:value-type="float">
            <text:p>0.00083684</text:p>
          </table:table-cell>
          <table:table-cell office:value-type="float" office:value="0.000004208" calcext:value-type="float">
            <text:p>4.21E-06</text:p>
          </table:table-cell>
          <table:table-cell office:value-type="float" office:value="0.45730038" calcext:value-type="float">
            <text:p>0.45730038</text:p>
          </table:table-cell>
          <table:table-cell office:value-type="float" office:value="0.54185857" calcext:value-type="float">
            <text:p>0.5418585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1922924" calcext:value-type="float">
            <text:p>0.21922924</text:p>
          </table:table-cell>
          <table:table-cell office:value-type="float" office:value="0.0016149" calcext:value-type="float">
            <text:p>0.0016149</text:p>
          </table:table-cell>
          <table:table-cell office:value-type="float" office:value="0.02038262" calcext:value-type="float">
            <text:p>0.02038262</text:p>
          </table:table-cell>
          <table:table-cell office:value-type="float" office:value="0.75877324" calcext:value-type="float">
            <text:p>0.75877324</text:p>
          </table:table-cell>
          <table:table-cell office:value-type="float" office:value="0.00132969" calcext:value-type="float">
            <text:p>0.00132969</text:p>
          </table:table-cell>
          <table:table-cell office:value-type="float" office:value="0.32617619" calcext:value-type="float">
            <text:p>0.32617619</text:p>
          </table:table-cell>
          <table:table-cell office:value-type="float" office:value="0.00000000006543" calcext:value-type="float">
            <text:p>6.54E-11</text:p>
          </table:table-cell>
          <table:table-cell office:value-type="float" office:value="0.67249412" calcext:value-type="float">
            <text:p>0.67249412</text:p>
          </table:table-cell>
          <table:table-cell office:value-type="float" office:value="0.00075882" calcext:value-type="float">
            <text:p>0.00075882</text:p>
          </table:table-cell>
          <table:table-cell office:value-type="float" office:value="0.000003896" calcext:value-type="float">
            <text:p>3.90E-06</text:p>
          </table:table-cell>
          <table:table-cell office:value-type="float" office:value="0.42045365" calcext:value-type="float">
            <text:p>0.42045365</text:p>
          </table:table-cell>
          <table:table-cell office:value-type="float" office:value="0.57878364" calcext:value-type="float">
            <text:p>0.5787836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9271297" calcext:value-type="float">
            <text:p>0.19271297</text:p>
          </table:table-cell>
          <table:table-cell office:value-type="float" office:value="0.00144908" calcext:value-type="float">
            <text:p>0.00144908</text:p>
          </table:table-cell>
          <table:table-cell office:value-type="float" office:value="0.01813477" calcext:value-type="float">
            <text:p>0.01813477</text:p>
          </table:table-cell>
          <table:table-cell office:value-type="float" office:value="0.78770318" calcext:value-type="float">
            <text:p>0.78770318</text:p>
          </table:table-cell>
          <table:table-cell office:value-type="float" office:value="0.0011783" calcext:value-type="float">
            <text:p>0.0011783</text:p>
          </table:table-cell>
          <table:table-cell office:value-type="float" office:value="0.29504822" calcext:value-type="float">
            <text:p>0.29504822</text:p>
          </table:table-cell>
          <table:table-cell office:value-type="float" office:value="0.00000000005869" calcext:value-type="float">
            <text:p>5.87E-11</text:p>
          </table:table-cell>
          <table:table-cell office:value-type="float" office:value="0.70377348" calcext:value-type="float">
            <text:p>0.70377348</text:p>
          </table:table-cell>
          <table:table-cell office:value-type="float" office:value="0.00068372" calcext:value-type="float">
            <text:p>0.00068372</text:p>
          </table:table-cell>
          <table:table-cell office:value-type="float" office:value="0.000003584" calcext:value-type="float">
            <text:p>3.58E-06</text:p>
          </table:table-cell>
          <table:table-cell office:value-type="float" office:value="0.38343829" calcext:value-type="float">
            <text:p>0.38343829</text:p>
          </table:table-cell>
          <table:table-cell office:value-type="float" office:value="0.61587441" calcext:value-type="float">
            <text:p>0.615874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6828889" calcext:value-type="float">
            <text:p>0.16828889</text:p>
          </table:table-cell>
          <table:table-cell office:value-type="float" office:value="0.00129126" calcext:value-type="float">
            <text:p>0.00129126</text:p>
          </table:table-cell>
          <table:table-cell office:value-type="float" office:value="0.0159998" calcext:value-type="float">
            <text:p>0.0159998</text:p>
          </table:table-cell>
          <table:table-cell office:value-type="float" office:value="0.81442005" calcext:value-type="float">
            <text:p>0.81442005</text:p>
          </table:table-cell>
          <table:table-cell office:value-type="float" office:value="0.00103769" calcext:value-type="float">
            <text:p>0.00103769</text:p>
          </table:table-cell>
          <table:table-cell office:value-type="float" office:value="0.26514495" calcext:value-type="float">
            <text:p>0.26514495</text:p>
          </table:table-cell>
          <table:table-cell office:value-type="float" office:value="0.00000000005222" calcext:value-type="float">
            <text:p>5.22E-11</text:p>
          </table:table-cell>
          <table:table-cell office:value-type="float" office:value="0.73381736" calcext:value-type="float">
            <text:p>0.73381736</text:p>
          </table:table-cell>
          <table:table-cell office:value-type="float" office:value="0.00061196" calcext:value-type="float">
            <text:p>0.00061196</text:p>
          </table:table-cell>
          <table:table-cell office:value-type="float" office:value="0.000003273" calcext:value-type="float">
            <text:p>3.27E-06</text:p>
          </table:table-cell>
          <table:table-cell office:value-type="float" office:value="0.34673626" calcext:value-type="float">
            <text:p>0.34673626</text:p>
          </table:table-cell>
          <table:table-cell office:value-type="float" office:value="0.65264851" calcext:value-type="float">
            <text:p>0.652648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4602773" calcext:value-type="float">
            <text:p>0.14602773</text:p>
          </table:table-cell>
          <table:table-cell office:value-type="float" office:value="0.00114291" calcext:value-type="float">
            <text:p>0.00114291</text:p>
          </table:table-cell>
          <table:table-cell office:value-type="float" office:value="0.01400137" calcext:value-type="float">
            <text:p>0.01400137</text:p>
          </table:table-cell>
          <table:table-cell office:value-type="float" office:value="0.83882799" calcext:value-type="float">
            <text:p>0.83882799</text:p>
          </table:table-cell>
          <table:table-cell office:value-type="float" office:value="0.00090825" calcext:value-type="float">
            <text:p>0.00090825</text:p>
          </table:table-cell>
          <table:table-cell office:value-type="float" office:value="0.23672061" calcext:value-type="float">
            <text:p>0.23672061</text:p>
          </table:table-cell>
          <table:table-cell office:value-type="float" office:value="0.00000000004609" calcext:value-type="float">
            <text:p>4.61E-11</text:p>
          </table:table-cell>
          <table:table-cell office:value-type="float" office:value="0.76237115" calcext:value-type="float">
            <text:p>0.76237115</text:p>
          </table:table-cell>
          <table:table-cell office:value-type="float" office:value="0.00054397" calcext:value-type="float">
            <text:p>0.00054397</text:p>
          </table:table-cell>
          <table:table-cell office:value-type="float" office:value="0.000002968" calcext:value-type="float">
            <text:p>2.97E-06</text:p>
          </table:table-cell>
          <table:table-cell office:value-type="float" office:value="0.31083509" calcext:value-type="float">
            <text:p>0.31083509</text:p>
          </table:table-cell>
          <table:table-cell office:value-type="float" office:value="0.68861797" calcext:value-type="float">
            <text:p>0.688617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2594076" calcext:value-type="float">
            <text:p>0.12594076</text:p>
          </table:table-cell>
          <table:table-cell office:value-type="float" office:value="0.00100509" calcext:value-type="float">
            <text:p>0.00100509</text:p>
          </table:table-cell>
          <table:table-cell office:value-type="float" office:value="0.01215616" calcext:value-type="float">
            <text:p>0.01215616</text:p>
          </table:table-cell>
          <table:table-cell office:value-type="float" office:value="0.86089799" calcext:value-type="float">
            <text:p>0.86089799</text:p>
          </table:table-cell>
          <table:table-cell office:value-type="float" office:value="0.00079012" calcext:value-type="float">
            <text:p>0.00079012</text:p>
          </table:table-cell>
          <table:table-cell office:value-type="float" office:value="0.2099832" calcext:value-type="float">
            <text:p>0.2099832</text:p>
          </table:table-cell>
          <table:table-cell office:value-type="float" office:value="0.00000000004037" calcext:value-type="float">
            <text:p>4.04E-11</text:p>
          </table:table-cell>
          <table:table-cell office:value-type="float" office:value="0.78922668" calcext:value-type="float">
            <text:p>0.78922668</text:p>
          </table:table-cell>
          <table:table-cell office:value-type="float" office:value="0.00048015" calcext:value-type="float">
            <text:p>0.00048015</text:p>
          </table:table-cell>
          <table:table-cell office:value-type="float" office:value="0.000002671" calcext:value-type="float">
            <text:p>2.67E-06</text:p>
          </table:table-cell>
          <table:table-cell office:value-type="float" office:value="0.27620172" calcext:value-type="float">
            <text:p>0.27620172</text:p>
          </table:table-cell>
          <table:table-cell office:value-type="float" office:value="0.72331546" calcext:value-type="float">
            <text:p>0.723315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35:55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5:51:33.966000000</meta:creation-date>
    <dc:date>2023-10-16T18:39:54.293000000</dc:date>
    <meta:editing-duration>PT7M2S</meta:editing-duration>
    <meta:editing-cycles>3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